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20f7eb" officeooo:paragraph-rsid="0020f7eb"/>
    </style:style>
    <style:style style:name="P2" style:family="paragraph" style:parent-style-name="Standard">
      <style:text-properties style:font-name="Times New Roman" officeooo:rsid="001fb312" officeooo:paragraph-rsid="001fb312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valid arguments </text:p>
      <text:p text:style-name="P2">recall an anrgument is a sequence of statements ending in a conclusion </text:p>
      <text:p text:style-name="P2">argument form is a sequence of statement forms ending in a conclusion </text:p>
      <text:p text:style-name="P2"/>
      <text:p text:style-name="P2">saying an argument is saying that the argument form is correnct</text:p>
      <text:p text:style-name="P2"/>
      <text:p text:style-name="P2">an argument consisting of two premises and a conclusion is called a syllogism. The 1<text:span text:style-name="T1">st</text:span> and 2ed premisies are called the major and minor premises repectavally</text:p>
      <text:p text:style-name="P2"/>
      <text:p text:style-name="P2"/>
      <text:p text:style-name="P2"/>
      <text:p text:style-name="P1">valid argument forms generaligation </text:p>
      <text:p text:style-name="P1"/>
      <text:p text:style-name="P1">specialization</text:p>
      <text:p text:style-name="P1"/>
      <text:p text:style-name="P1">elemination</text:p>
      <text:p text:style-name="P1"/>
      <text:p text:style-name="P1">transitivity </text:p>
      <text:p text:style-name="P1"/>
      <text:p text:style-name="P1">division</text:p>
      <text:p text:style-name="P1"/>
      <text:p text:style-name="P1"/>
      <text:p text:style-name="P1">fallacies</text:p>
      <text:p text:style-name="P1"/>
      <text:p text:style-name="P1">def a fallacy is an error in a=reasoning that results in a invalid argument.</text:p>
      <text:p text:style-name="P1"/>
      <text:p text:style-name="P1">Converse error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9:51:51.865703781</meta:creation-date>
    <meta:editing-duration>PT51M12S</meta:editing-duration>
    <meta:editing-cycles>3</meta:editing-cycles>
    <meta:generator>LibreOffice/4.2.6.2$Linux_X86_64 LibreOffice_project/420m0$Build-2</meta:generator>
    <dc:date>2014-08-28T10:47:51.994115972</dc:date>
    <meta:document-statistic meta:table-count="0" meta:image-count="0" meta:object-count="0" meta:page-count="1" meta:paragraph-count="13" meta:word-count="88" meta:character-count="561" meta:non-whitespace-character-count="481"/>
  </office:meta>
</office:document-meta>
</file>